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1">
      <style:paragraph-properties fo:margin-left="0in" fo:margin-right="0in" fo:text-indent="0in" style:auto-text-indent="false"/>
    </style:style>
    <style:style style:name="P5"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Heading_20_1" style:master-page-name="First_20_Page">
      <style:paragraph-properties style:page-number="auto"/>
    </style:style>
    <style:style style:name="P23" style:family="paragraph" style:parent-style-name="Heading_20_2">
      <style:text-properties style:font-name="Arial1" fo:font-size="14pt" style:font-size-asian="14pt" style:font-size-complex="14pt"/>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Standard" style:list-style-name="L1"/>
    <style:style style:name="P2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in" fo:margin-right="0in" fo:text-indent="0in" style:auto-text-indent="false"/>
    </style:style>
    <style:style style:name="P29" style:family="paragraph" style:parent-style-name="Standard" style:list-style-name="L1">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5in" fo:margin-right="0in" fo:text-indent="0in" style:auto-text-indent="false"/>
    </style:style>
    <style:style style:name="P3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33% 8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869398112" text:id="ct1869398112">
          <text:insertion>
            <office:change-info>
              <dc:creator>Bob Jacobsen</dc:creator>
              <dc:date>2012-05-30T23:27:00</dc:date>
            </office:change-info>
          </text:insertion>
        </text:changed-region>
        <text:changed-region xml:id="ct2028586640" text:id="ct2028586640">
          <text:insertion>
            <office:change-info>
              <dc:creator>Bob Jacobsen</dc:creator>
              <dc:date>2012-05-30T23:28:00</dc:date>
            </office:change-info>
          </text:insertion>
        </text:changed-region>
        <text:changed-region xml:id="ct2028355552" text:id="ct2028355552">
          <text:insertion>
            <office:change-info>
              <dc:creator>Bob Jacobsen</dc:creator>
              <dc:date>2012-05-30T06:56:00</dc:date>
            </office:change-info>
          </text:insertion>
        </text:changed-region>
        <text:changed-region xml:id="ct-2032820720" text:id="ct-2032820720">
          <text:insertion>
            <office:change-info>
              <dc:creator>Bob Jacobsen</dc:creator>
              <dc:date>2012-05-30T23:28:00</dc:date>
            </office:change-info>
          </text:insertion>
        </text:changed-region>
        <text:changed-region xml:id="ct2028079984" text:id="ct2028079984">
          <text:insertion>
            <office:change-info>
              <dc:creator>Bob Jacobsen</dc:creator>
              <dc:date>2012-05-30T23:30:00</dc:date>
            </office:change-info>
          </text:insertion>
        </text:changed-region>
        <text:changed-region xml:id="ct-2032925760" text:id="ct-2032925760">
          <text:insertion>
            <office:change-info>
              <dc:creator>Bob Jacobsen</dc:creator>
              <dc:date>2012-05-30T23:32:00</dc:date>
            </office:change-info>
          </text:insertion>
        </text:changed-region>
        <text:changed-region xml:id="ct339757344" text:id="ct339757344">
          <text:insertion>
            <office:change-info>
              <dc:creator>Bob Jacobsen</dc:creator>
              <dc:date>2012-05-30T23:43:00</dc:date>
            </office:change-info>
          </text:insertion>
        </text:changed-region>
        <text:changed-region xml:id="ct2093242864" text:id="ct2093242864">
          <text:insertion>
            <office:change-info>
              <dc:creator>Bob Jacobsen</dc:creator>
              <dc:date>2012-05-30T23:44:00</dc:date>
            </office:change-info>
          </text:insertion>
        </text:changed-region>
        <text:changed-region xml:id="ct-2032782608" text:id="ct-2032782608">
          <text:insertion>
            <office:change-info>
              <dc:creator>Bob Jacobsen</dc:creator>
              <dc:date>2012-04-22T15:24:00</dc:date>
            </office:change-info>
          </text:insertion>
        </text:changed-region>
        <text:changed-region xml:id="ct-2032859792" text:id="ct-2032859792">
          <text:insertion>
            <office:change-info>
              <dc:creator>Bob Jacobsen</dc:creator>
              <dc:date>2012-04-22T15:23:00</dc:date>
            </office:change-info>
          </text:insertion>
        </text:changed-region>
        <text:changed-region xml:id="ct2093638192" text:id="ct2093638192">
          <text:insertion>
            <office:change-info>
              <dc:creator>Bob Jacobsen</dc:creator>
              <dc:date>2012-04-22T15:22:00</dc:date>
            </office:change-info>
          </text:insertion>
        </text:changed-region>
        <text:changed-region xml:id="ct2028871968" text:id="ct2028871968">
          <text:insertion>
            <office:change-info>
              <dc:creator>Bob Jacobsen</dc:creator>
              <dc:date>2012-04-22T15:23:00</dc:date>
            </office:change-info>
          </text:insertion>
        </text:changed-region>
        <text:changed-region xml:id="ct1868825376" text:id="ct1868825376">
          <text:insertion>
            <office:change-info>
              <dc:creator>Bob Jacobsen</dc:creator>
              <dc:date>2012-04-22T15:24:00</dc:date>
            </office:change-info>
          </text:insertion>
        </text:changed-region>
        <text:changed-region xml:id="ct2027965904" text:id="ct2027965904">
          <text:deletion>
            <office:change-info>
              <dc:creator>Bob Jacobsen</dc:creator>
              <dc:date>2012-05-30T06:55:00</dc:date>
            </office:change-info>
            <text:p text:style-name="Standard">plain ASCII 7</text:p>
          </text:deletion>
        </text:changed-region>
        <text:changed-region xml:id="ct2028763376" text:id="ct2028763376">
          <text:insertion>
            <office:change-info>
              <dc:creator>Bob Jacobsen</dc:creator>
              <dc:date>2012-05-30T06:55:00</dc:date>
            </office:change-info>
          </text:insertion>
        </text:changed-region>
        <text:changed-region xml:id="ct2028805552" text:id="ct2028805552">
          <text:deletion>
            <office:change-info>
              <dc:creator>Bob Jacobsen</dc:creator>
              <dc:date>2012-05-30T06:55:00</dc:date>
            </office:change-info>
            <text:p text:style-name="Standard">-bit</text:p>
          </text:deletion>
        </text:changed-region>
        <text:changed-region xml:id="ct1980317088" text:id="ct1980317088">
          <text:insertion>
            <office:change-info>
              <dc:creator>Bob Jacobsen</dc:creator>
              <dc:date>2012-05-30T06:55:00</dc:date>
            </office:change-info>
          </text:insertion>
        </text:changed-region>
        <text:changed-region xml:id="ct-2032894096" text:id="ct-2032894096">
          <text:deletion>
            <office:change-info>
              <dc:creator>Bob Jacobsen</dc:creator>
              <dc:date>2012-05-30T06:57:00</dc:date>
            </office:change-info>
            <text:p text:style-name="Standard"><text:s/>We want to retain the 0x80 bit in the first byte as a way of eventually indicating other codings. XML strings can start with a UTF BOM (either 0xEF, 0xFF or 0xFE in the 1<text:span text:style-name="T1">st</text:span> byte, since there's no need to support UTF-32BE or UTF-32LE), or the ASCII text for “&lt;?xml” which starts with 0x3C. </text:p>
          </text:deletion>
        </text:changed-region>
        <text:changed-region xml:id="ct2093640288" text:id="ct2093640288">
          <text:insertion>
            <office:change-info>
              <dc:creator>Bob Jacobsen</dc:creator>
              <dc:date>2012-05-30T23:29:00</dc:date>
            </office:change-info>
          </text:insertion>
        </text:changed-region>
        <text:changed-region xml:id="ct2093812032" text:id="ct2093812032">
          <text:insertion>
            <office:change-info>
              <dc:creator>Bob Jacobsen</dc:creator>
              <dc:date>2012-05-30T06:57:00</dc:date>
            </office:change-info>
          </text:insertion>
        </text:changed-region>
        <text:changed-region xml:id="ct-2032473712" text:id="ct-2032473712">
          <text:insertion>
            <office:change-info>
              <dc:creator>Bob Jacobsen</dc:creator>
              <dc:date>2012-05-30T23:47:00</dc:date>
            </office:change-info>
          </text:insertion>
        </text:changed-region>
        <text:changed-region xml:id="ct1980601728" text:id="ct1980601728">
          <text:insertion>
            <office:change-info>
              <dc:creator>Bob Jacobsen</dc:creator>
              <dc:date>2012-04-22T15:21:00</dc:date>
            </office:change-info>
          </text:insertion>
        </text:changed-region>
        <text:changed-region xml:id="ct1868783088" text:id="ct1868783088">
          <text:deletion>
            <office:change-info>
              <dc:creator>Bob Jacobsen</dc:creator>
              <dc:date>2012-04-22T15:21:00</dc:date>
            </office:change-info>
            <text:p text:style-name="Standard"><text:s/></text:p>
          </text:deletion>
        </text:changed-region>
        <text:changed-region xml:id="ct347865232" text:id="ct347865232">
          <text:insertion>
            <office:change-info>
              <dc:creator>Bob Jacobsen</dc:creator>
              <dc:date>2012-04-22T15:21:00</dc:date>
            </office:change-info>
          </text:insertion>
        </text:changed-region>
        <text:changed-region xml:id="ct2028862272" text:id="ct2028862272">
          <text:deletion>
            <office:change-info>
              <dc:creator>Bob Jacobsen</dc:creator>
              <dc:date>2012-04-22T15:21:00</dc:date>
            </office:change-info>
            <text:p text:style-name="Standard">s </text:p>
          </text:deletion>
        </text:changed-region>
        <text:changed-region xml:id="ct2028966640" text:id="ct2028966640">
          <text:insertion>
            <office:change-info>
              <dc:creator>Bob Jacobsen</dc:creator>
              <dc:date>2012-04-22T15:22:00</dc:date>
            </office:change-info>
          </text:insertion>
        </text:changed-region>
        <text:changed-region xml:id="ct2093551120" text:id="ct2093551120">
          <text:insertion>
            <office:change-info>
              <dc:creator>Bob Jacobsen</dc:creator>
              <dc:date>2012-05-14T07:48:00</dc:date>
            </office:change-info>
          </text:insertion>
        </text:changed-region>
        <text:changed-region xml:id="ct1980344336" text:id="ct1980344336">
          <text:insertion>
            <office:change-info>
              <dc:creator>Bob Jacobsen</dc:creator>
              <dc:date>2012-05-14T07:49:00</dc:date>
            </office:change-info>
          </text:insertion>
        </text:changed-region>
        <text:changed-region xml:id="ct1869215376" text:id="ct1869215376">
          <text:insertion>
            <office:change-info>
              <dc:creator>Bob Jacobsen</dc:creator>
              <dc:date>2012-05-14T07:50:00</dc:date>
            </office:change-info>
          </text:insertion>
        </text:changed-region>
        <text:changed-region xml:id="ct-2035224704" text:id="ct-2035224704">
          <text:insertion>
            <office:change-info>
              <dc:creator>Bob Jacobsen</dc:creator>
              <dc:date>2012-05-30T07:01:00</dc:date>
            </office:change-info>
          </text:insertion>
        </text:changed-region>
        <text:changed-region xml:id="ct2017626320" text:id="ct2017626320">
          <text:insertion>
            <office:change-info>
              <dc:creator>Bob Jacobsen</dc:creator>
              <dc:date>2012-05-30T07:01:00</dc:date>
            </office:change-info>
          </text:insertion>
        </text:changed-region>
        <text:changed-region xml:id="ct2017726272" text:id="ct2017726272">
          <text:insertion>
            <office:change-info>
              <dc:creator>Bob Jacobsen</dc:creator>
              <dc:date>2012-05-30T07:01:00</dc:date>
            </office:change-info>
          </text:insertion>
        </text:changed-region>
        <text:changed-region xml:id="ct2017462320" text:id="ct2017462320">
          <text:insertion>
            <office:change-info>
              <dc:creator>Bob Jacobsen</dc:creator>
              <dc:date>2012-05-30T07:01:00</dc:date>
            </office:change-info>
          </text:insertion>
        </text:changed-region>
        <text:changed-region xml:id="ct1681725680" text:id="ct1681725680">
          <text:insertion>
            <office:change-info>
              <dc:creator>Bob Jacobsen</dc:creator>
              <dc:date>2012-05-30T07:01:00</dc:date>
            </office:change-info>
          </text:insertion>
        </text:changed-region>
        <text:changed-region xml:id="ct2017524976" text:id="ct2017524976">
          <text:insertion>
            <office:change-info>
              <dc:creator>Bob Jacobsen</dc:creator>
              <dc:date>2012-05-30T07:01:00</dc:date>
            </office:change-info>
          </text:insertion>
        </text:changed-region>
        <text:changed-region xml:id="ct2017772336" text:id="ct2017772336">
          <text:insertion>
            <office:change-info>
              <dc:creator>Bob Jacobsen</dc:creator>
              <dc:date>2012-05-30T07:01:00</dc:date>
            </office:change-info>
          </text:insertion>
        </text:changed-region>
        <text:changed-region xml:id="ct2056344784" text:id="ct2056344784">
          <text:insertion>
            <office:change-info>
              <dc:creator>Bob Jacobsen</dc:creator>
              <dc:date>2012-05-30T07:01:00</dc:date>
            </office:change-info>
          </text:insertion>
        </text:changed-region>
        <text:changed-region xml:id="ct376365824" text:id="ct376365824">
          <text:insertion>
            <office:change-info>
              <dc:creator>Bob Jacobsen</dc:creator>
              <dc:date>2012-05-30T07:01:00</dc:date>
            </office:change-info>
          </text:insertion>
        </text:changed-region>
        <text:changed-region xml:id="ct2017599824" text:id="ct2017599824">
          <text:insertion>
            <office:change-info>
              <dc:creator>Bob Jacobsen</dc:creator>
              <dc:date>2012-05-30T07:01:00</dc:date>
            </office:change-info>
          </text:insertion>
        </text:changed-region>
        <text:changed-region xml:id="ct376012064" text:id="ct376012064">
          <text:insertion>
            <office:change-info>
              <dc:creator>Bob Jacobsen</dc:creator>
              <dc:date>2012-05-30T07:01:00</dc:date>
            </office:change-info>
          </text:insertion>
        </text:changed-region>
        <text:changed-region xml:id="ct2017733408" text:id="ct2017733408">
          <text:insertion>
            <office:change-info>
              <dc:creator>Bob Jacobsen</dc:creator>
              <dc:date>2012-05-30T07:01:00</dc:date>
            </office:change-info>
          </text:insertion>
        </text:changed-region>
        <text:changed-region xml:id="ct2017782704" text:id="ct2017782704">
          <text:insertion>
            <office:change-info>
              <dc:creator>Bob Jacobsen</dc:creator>
              <dc:date>2012-05-30T07:02:00</dc:date>
            </office:change-info>
          </text:insertion>
        </text:changed-region>
        <text:changed-region xml:id="ct2017639472" text:id="ct2017639472">
          <text:insertion>
            <office:change-info>
              <dc:creator>Bob Jacobsen</dc:creator>
              <dc:date>2012-05-30T07:03:00</dc:date>
            </office:change-info>
          </text:insertion>
        </text:changed-region>
        <text:changed-region xml:id="ct2028427312" text:id="ct2028427312">
          <text:deletion>
            <office:change-info>
              <dc:creator>Bob Jacobsen</dc:creator>
              <dc:date>2012-05-30T07:03:00</dc:date>
            </office:change-info>
            <text:p text:style-name="Standard">Message Type Indicator</text:p>
          </text:deletion>
        </text:changed-region>
        <text:changed-region xml:id="ct2028035712" text:id="ct2028035712">
          <text:insertion>
            <office:change-info>
              <dc:creator>Bob Jacobsen</dc:creator>
              <dc:date>2012-05-30T07:03:00</dc:date>
            </office:change-info>
          </text:insertion>
        </text:changed-region>
        <text:changed-region xml:id="ct2028829232" text:id="ct2028829232">
          <text:deletion>
            <office:change-info>
              <dc:creator>Bob Jacobsen</dc:creator>
              <dc:date>2012-05-30T07:03:00</dc:date>
            </office:change-info>
            <text:p text:style-name="Standard">TI</text:p>
          </text:deletion>
        </text:changed-region>
        <text:changed-region xml:id="ct1869535248" text:id="ct1869535248">
          <text:insertion>
            <office:change-info>
              <dc:creator>Bob Jacobsen</dc:creator>
              <dc:date>2012-05-30T07:03:00</dc:date>
            </office:change-info>
          </text:insertion>
        </text:changed-region>
        <text:changed-region xml:id="ct1979993952" text:id="ct1979993952">
          <text:insertion>
            <office:change-info>
              <dc:creator>Bob Jacobsen</dc:creator>
              <dc:date>2012-05-30T07:04:00</dc:date>
            </office:change-info>
          </text:insertion>
        </text:changed-region>
        <text:changed-region xml:id="ct375941392" text:id="ct375941392">
          <text:deletion>
            <office:change-info>
              <dc:creator>Bob Jacobsen</dc:creator>
              <dc:date>2012-05-30T07:04:00</dc:date>
            </office:change-info>
            <text:list xml:id="list1990648135" text:style-name="L1">
              <text:list-item>
                <text:p text:style-name="P1"/>
              </text:list-item>
              <text:list-item>
                <text:p text:style-name="P1">Priority group: A number from 0 to 3 that describes the line priority of the message; 0 can be sent before 3.</text:p>
              </text:list-item>
            </text:list>
          </text:deletion>
        </text:changed-region>
        <text:changed-region xml:id="ct375677472" text:id="ct375677472">
          <text:deletion>
            <office:change-info>
              <dc:creator>Bob Jacobsen</dc:creator>
              <dc:date>2012-05-30T07:03:00</dc:date>
            </office:change-info>
            <text:p text:style-name="P2">)</text:p>
          </text:deletion>
        </text:changed-region>
        <text:changed-region xml:id="ct376064224" text:id="ct376064224">
          <text:deletion>
            <office:change-info>
              <dc:creator>Bob Jacobsen</dc:creator>
              <dc:date>2012-05-30T07:00:00</dc:date>
            </office:change-info>
            <text:p text:style-name="P2">where?</text:p>
          </text:deletion>
        </text:changed-region>
        <text:changed-region xml:id="ct2018270816" text:id="ct2018270816">
          <text:deletion>
            <office:change-info>
              <dc:creator>Bob Jacobsen</dc:creator>
              <dc:date>2012-05-30T07:03:00</dc:date>
            </office:change-info>
            <text:p text:style-name="P2">Simple subset: Whether the message is included in the “simple node subset” (defined </text:p>
          </text:deletion>
        </text:changed-region>
        <text:changed-region xml:id="ct1681784080" text:id="ct1681784080">
          <text:deletion>
            <office:change-info>
              <dc:creator>Bob Jacobsen</dc:creator>
              <dc:date>2012-05-30T07:04:00</dc:date>
            </office:change-info>
            <text:list xml:id="list1932114296" text:continue-numbering="true" text:style-name="L1">
              <text:list-item>
                <text:p text:style-name="P1"/>
              </text:list-item>
              <text:list-item>
                <text:p text:style-name="P1"/>
              </text:list-item>
            </text:list>
          </text:deletion>
        </text:changed-region>
        <text:changed-region xml:id="ct2093090016" text:id="ct2093090016">
          <text:deletion>
            <office:change-info>
              <dc:creator>Bob Jacobsen</dc:creator>
              <dc:date>2012-05-30T07:02:00</dc:date>
            </office:change-info>
            <text:list xml:id="list573554232" text:continue-numbering="true" text:style-name="L1">
              <text:list-item>
                <text:p text:style-name="P1">Destination address present: Whether this message includes a destination address for a specific node. If no, the message is global.</text:p>
              </text:list-item>
            </text:list>
          </text:deletion>
        </text:changed-region>
        <text:changed-region xml:id="ct2028468944" text:id="ct2028468944">
          <text:deletion>
            <office:change-info>
              <dc:creator>Bob Jacobsen</dc:creator>
              <dc:date>2012-05-30T07:04:00</dc:date>
            </office:change-info>
            <text:list xml:id="list1448177135" text:continue-numbering="true" text:style-name="L1">
              <text:list-item>
                <text:p text:style-name="P1"/>
              </text:list-item>
              <text:list-item>
                <text:p text:style-name="P1"/>
              </text:list-item>
            </text:list>
          </text:deletion>
        </text:changed-region>
        <text:changed-region xml:id="ct2017485024" text:id="ct2017485024">
          <text:insertion>
            <office:change-info>
              <dc:creator>Bob Jacobsen</dc:creator>
              <dc:date>2012-05-30T07:04:00</dc:date>
            </office:change-info>
          </text:insertion>
        </text:changed-region>
        <text:changed-region xml:id="ct2017782224" text:id="ct2017782224">
          <text:deletion>
            <office:change-info>
              <dc:creator>Bob Jacobsen</dc:creator>
              <dc:date>2012-05-30T07:04:00</dc:date>
            </office:change-info>
            <text:p text:style-name="P3">D</text:p>
          </text:deletion>
        </text:changed-region>
        <text:changed-region xml:id="ct2018409264" text:id="ct2018409264">
          <text:insertion>
            <office:change-info>
              <dc:creator>Bob Jacobsen</dc:creator>
              <dc:date>2012-05-30T07:04:00</dc:date>
            </office:change-info>
          </text:insertion>
        </text:changed-region>
        <text:changed-region xml:id="ct376125216" text:id="ct376125216">
          <text:deletion>
            <office:change-info>
              <dc:creator>Bob Jacobsen</dc:creator>
              <dc:date>2012-05-30T07:04:00</dc:date>
            </office:change-info>
            <text:list xml:id="list1709744141" text:continue-numbering="true" text:style-name="L1">
              <text:list-item>
                <text:p text:style-name="P4"/>
              </text:list-item>
              <text:list-item>
                <text:p text:style-name="P5">CAN frame format: Typical CAN frame, including header and data bytes. <text:s/>Source node ID alias is represented by “sss”. <text:s/>Destination node ID alias, if present, is represented by “ddd”.</text:p>
              </text:list-item>
            </text:list>
          </text:deletion>
        </text:changed-region>
        <text:changed-region xml:id="ct376368784" text:id="ct376368784">
          <text:deletion>
            <office:change-info>
              <dc:creator>Bob Jacobsen</dc:creator>
              <dc:date>2012-05-30T07:05:00</dc:date>
            </office:change-info>
            <text:p text:style-name="P6"/>
            <text:p text:style-name="P6">Example:</text:p>
            <text:p text:style-name="P7">Message Type Indicator: 0x32F4</text:p>
            <text:p text:style-name="P7">Destination address present: Yes</text:p>
            <text:p text:style-name="P7">Simple subset: Yes</text:p>
            <text:p text:style-name="P7">Priority group: 1</text:p>
            <text:p text:style-name="P7">Content: Six bytes containing bits identifying the OpenLCB protocols supported by the sending node; see Section 6 below for coding.</text:p>
            <text:p text:style-name="P8">CAN frame format: 0x18dd,dsss 32 E4 vv vv vv vv vv vv</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2032782608"/></text:p>
      <text:p text:style-name="Standard"><text:change-end text:change-id="ct-2032782608"/><text:change-start text:change-id="ct-2032859792"/>Although <text:change-end text:change-id="ct-2032859792"/><text:change-start text:change-id="ct2093638192"/>“first bit” properly denotes the most-significant bit of the field<text:change-end text:change-id="ct2093638192"/><text:change-start text:change-id="ct2028871968"/> being discussed, “second bit” refers to the bit adjacent to the first bit, etc<text:change-end text:change-id="ct2028871968"/><text:change-start text:change-id="ct1868825376"/>, it is better to refer to “most significant bit” rather than “first bit”.<text:change-end text:change-id="ct1868825376"/></text:p>
      <text:p text:style-name="Standard"><text:soft-page-break/>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text:change text:change-id="ct2027965904"/><text:change-start text:change-id="ct2028763376"/>UTF-8<text:change-end text:change-id="ct2028763376"/><text:change text:change-id="ct2028805552"/> values<text:change-start text:change-id="ct1980317088"/><text:note text:id="ftn1" text:note-class="footnote"><text:note-citation>1</text:note-citation><text:note-body><text:p text:style-name="Footnote"><text:change-start text:change-id="ct1869398112"/>For an introduction to UTF-8 coding and how it rep<text:change-end text:change-id="ct1869398112"/><text:change-start text:change-id="ct2028586640"/>resents international character sets, see e.g. <text:change-end text:change-id="ct2028586640"/><text:change-start text:change-id="ct2028355552"/><text:a xlink:type="simple" xlink:href="http://en.wikipedia.org/wiki/UTF-8">http://en.wikipedia.org/wiki/UTF-8</text:a><text:change-end text:change-id="ct2028355552"/><text:change-start text:change-id="ct-2032820720"/> <text:s/><text:change-end text:change-id="ct-2032820720"/></text:p></text:note-body></text:note><text:change-end text:change-id="ct1980317088"/>. <text:change text:change-id="ct-2032894096"/><text:change-start text:change-id="ct2093640288"/>This allows OpenLCB devices to represent all the international writing systems that are described by Unicode<text:note text:id="ftn2" text:note-class="footnote"><text:note-citation>2</text:note-citation><text:note-body><text:p text:style-name="Footnote"><text:change-start text:change-id="ct2028079984"/>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text:change-end text:change-id="ct2028079984"/><text:change-start text:change-id="ct-2032925760"/>”<text:change-end text:change-id="ct-2032925760"/><text:change-start text:change-id="ct339757344"/> See sections 3.9 and 3.10 in the Uni<text:change-end text:change-id="ct339757344"/><text:change-start text:change-id="ct2093242864"/>code specification, link above.<text:change-end text:change-id="ct2093242864"/></text:p></text:note-body></text:note> with only a small processing burden in the most common (Western alphabet) case.<text:change-end text:change-id="ct2093640288"/></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change-start text:change-id="ct2093812032"/></text:p>
      <text:p text:style-name="Standard">Certain standards retain the 0x80 bit in the first byte as a way of eventually indicating other codings, particularly compression of the UTF-8 text. <text:s/>If this is possible, it's specified in <text:span text:style-name="T6">the</text:span> relevant standard. For example, XML CDI strings can start with either <text:span text:style-name="T6">the</text:span> UTF-8 text for “&lt;?xml” which starts with 0x3C, or with a 0x80 followed by an indication of the format of the compressed UFT-8 text that follows. <text:change-end text:change-id="ct2093812032"/><text:change-start text:change-id="ct-2032473712"/>See <text:span text:style-name="T6">the</text:span> individual standards for more information.<text:change-end text:change-id="ct-2032473712"/></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text:soft-page-break/>Commas can be used in numbers after decimal thousands (65,523), 16-bit double-bytes for hex constants (0x1234,4567), <text:span text:style-name="T6">and</text:span> four<text:change-start text:change-id="ct1980601728"/>-<text:change-end text:change-id="ct1980601728"/><text:change text:change-id="ct1868783088"/>bit<text:change-start text:change-id="ct347865232"/> nibbles<text:change-end text:change-id="ct347865232"/><text:change text:change-id="ct2028862272"/><text:change-start text:change-id="ct2028966640"/> <text:change-end text:change-id="ct2028966640"/>in binary (0b1000,0000). Do not put a space after the comma. <text:change-start text:change-id="ct2093551120"/></text:p>
      <text:p text:style-name="Standard">Byte sequences, including both Unique ID (node ID) and Event ID values, should be shown in dotted-hex format e.g. “01.AB.34.01.CD.E3<text:change-end text:change-id="ct2093551120"/><text:change-start text:change-id="ct1980344336"/>”. It's recommended that leading zeros be provided on output, but not required on input. <text:s/>Dotted-<text:change-end text:change-id="ct1980344336"/><text:change-start text:change-id="ct1869215376"/>decimal should not be used unless it's made very clear that that is the case.<text:change-end text:change-id="ct1869215376"/></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3" text:outline-level="2"><text:span text:style-name="T7">Presentation of a OpenLCB </text:span><text:span text:style-name="T8">message</text:span></text:h>
      <text:p text:style-name="Standard">OpenLCB messages are described in this format:<text:change-start text:change-id="ct-2035224704"/></text:p>
      <text:p text:style-name="Standard"><text:change-end text:change-id="ct-203522470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text:change-start text:change-id="ct2017626320"/>Name<text:change-end text:change-id="ct2017626320"/></text:p>
          </table:table-cell>
          <table:table-cell table:style-name="Table3.A1" office:value-type="string">
            <text:p text:style-name="P18"><text:change-start text:change-id="ct2017726272"/>Dest ID<text:change-end text:change-id="ct2017726272"/></text:p>
          </table:table-cell>
          <table:table-cell table:style-name="Table3.A1" office:value-type="string">
            <text:p text:style-name="P18"><text:change-start text:change-id="ct2017462320"/>Simple Node <text:change-end text:change-id="ct2017462320"/></text:p>
          </table:table-cell>
          <table:table-cell table:style-name="Table3.A1" office:value-type="string">
            <text:p text:style-name="P18"><text:change-start text:change-id="ct1681725680"/>Common</text:p>
            <text:p text:style-name="P18">MTI<text:change-end text:change-id="ct1681725680"/></text:p>
          </table:table-cell>
          <table:table-cell table:style-name="Table3.A1" office:value-type="string">
            <text:p text:style-name="P18"><text:change-start text:change-id="ct2017524976"/>CAN format<text:change-end text:change-id="ct2017524976"/></text:p>
          </table:table-cell>
          <table:table-cell table:style-name="Table3.F1" office:value-type="string">
            <text:p text:style-name="P18"><text:change-start text:change-id="ct2017772336"/>Data Content<text:change-end text:change-id="ct2017772336"/></text:p>
          </table:table-cell>
        </table:table-row>
        <table:table-row>
          <table:table-cell table:style-name="Table3.A2" office:value-type="string">
            <text:p text:style-name="P19"/>
          </table:table-cell>
          <table:table-cell table:style-name="Table3.A2" office:value-type="string">
            <text:p text:style-name="P19"><text:change-start text:change-id="ct2056344784"/>N<text:change-end text:change-id="ct2056344784"/></text:p>
          </table:table-cell>
          <table:table-cell table:style-name="Table3.A2" office:value-type="string">
            <text:p text:style-name="P19"><text:change-start text:change-id="ct376365824"/>N<text:change-end text:change-id="ct376365824"/></text:p>
          </table:table-cell>
          <table:table-cell table:style-name="Table3.A2" office:value-type="string">
            <text:p text:style-name="P19"><text:change-start text:change-id="ct2017599824"/>0x0000<text:change-end text:change-id="ct2017599824"/></text:p>
          </table:table-cell>
          <table:table-cell table:style-name="Table3.A2" office:value-type="string">
            <text:p text:style-name="P19"><text:change-start text:change-id="ct376012064"/>0x1800,0sss<text:change-end text:change-id="ct376012064"/></text:p>
          </table:table-cell>
          <table:table-cell table:style-name="Table3.F2" office:value-type="string">
            <text:p text:style-name="P19"/>
          </table:table-cell>
        </table:table-row>
      </table:table>
      <text:p text:style-name="Standard"><text:change-start text:change-id="ct2017733408"/></text:p>
      <text:list xml:id="list1967388574" text:continue-numbering="true" text:style-name="L1">
        <text:list-item>
          <text:p text:style-name="P25"><text:change-end text:change-id="ct2017733408"/><text:change-start text:change-id="ct2017782704"/>Name: Standard name of the message.</text:p>
        </text:list-item>
        <text:list-item>
          <text:p text:style-name="P25">Dest ID: Whether this message includes <text:span text:style-name="T6">a destination address for a specific node. If no, the message is global.</text:span></text:p>
        </text:list-item>
        <text:list-item>
          <text:p text:style-name="P25">Event ID: Whether this message includes <text:span text:style-name="T6">an Event ID.</text:span><text:change-end text:change-id="ct2017782704"/><text:change-start text:change-id="ct2017639472"/></text:p>
        </text:list-item>
        <text:list-item>
          <text:p text:style-name="P1">Simple Node: Whether the message is included in the “simple node subset” (defined in the Message Networking TN).<text:change-end text:change-id="ct2017639472"/></text:p>
        </text:list-item>
        <text:list-item>
          <text:p text:style-name="P25"><text:change text:change-id="ct2028427312"/><text:change-start text:change-id="ct2028035712"/>Common MTI<text:change-end text:change-id="ct2028035712"/>: The 16-bit value, typically in hex notation, of the full M<text:change text:change-id="ct2028829232"/><text:change-start text:change-id="ct1869535248"/>essage Type Indicator.<text:change-end text:change-id="ct1869535248"/><text:change-start text:change-id="ct1979993952"/></text:p>
        </text:list-item>
        <text:list-item>
          <text:p text:style-name="P1"><text:change-end text:change-id="ct1979993952"/><text:change text:change-id="ct375941392"/><text:change text:change-id="ct375677472"/><text:change text:change-id="ct376064224"/><text:change text:change-id="ct2018270816"/><text:change text:change-id="ct1681784080"/><text:change text:change-id="ct2093090016"/><text:change text:change-id="ct2028468944"/><text:change-start text:change-id="ct2017485024"/>CAN format: Typical CAN frame representation of the MTI, including header and data byte if present. <text:s/>Source node ID alias is represented by “sss”. <text:s/>Destination node ID alias, if present, is represented by “ddd”.</text:p>
        </text:list-item>
        <text:list-item>
          <text:p text:style-name="P4"><text:soft-page-break/>Data <text:change-end text:change-id="ct2017485024"/>Content: <text:change text:change-id="ct2017782224"/><text:change-start text:change-id="ct2018409264"/>Summary d<text:change-end text:change-id="ct2018409264"/>escription of data bytes, if any, included after fixed fields such as MTI and destination address.<text:change text:change-id="ct376125216"/></text:p>
        </text:list-item>
      </text:list>
      <text:p text:style-name="P6">Note that this information is not completely independent. <text:s/>The MTI value depends on simple subset, priority subgroup, etc, values. We present the full set, at some risk of inconsistency, to make it easier to understand the containing Standard.</text:p>
      <text:p text:style-name="P6">For more information, see the various “Message Networking” Standards and Technical Notes.<text:change text:change-id="ct37636878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Data<text:tab/>1</text:p>
          <text:p text:style-name="P21"><text:s/>2.1 Numerical representation<text:tab/>1</text:p>
          <text:p text:style-name="P21"><text:s/>2.2 Byte sequences<text:tab/>1</text:p>
          <text:p text:style-name="P21"><text:s/>2.3 Bit sequences<text:tab/>1</text:p>
          <text:p text:style-name="P21"><text:s/>2.4 Strings<text:tab/>2</text:p>
          <text:p text:style-name="P20"><text:s/>3 Presentation<text:tab/>2</text:p>
          <text:p text:style-name="P21"><text:s/>3.1 Presentation of CAN Quantities<text:tab/>3</text:p>
          <text:p text:style-name="P21"><text:s/>3.2 Presentation of a OpenLCB message<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30T23:47:47.99">5/30/2012</text:date></text:span></text:span></text:p>
      </style:footer>
    </style:master-page>
    <style:master-page style:name="First_20_Page" style:display-name="First Page" style:page-layout-name="Mpm2" style:next-style-name="Standard">
      <style:header>
        <text:tracked-changes>
          <text:changed-region xml:id="ct2093035648" text:id="ct2093035648">
            <text:deletion>
              <office:change-info>
                <dc:creator>Bob Jacobsen</dc:creator>
                <dc:date>2012-05-28T16:51:00</dc:date>
              </office:change-info>
              <text:p text:style-name="MP7">Preliminary</text:p>
            </text:deletion>
          </text:changed-region>
          <text:changed-region xml:id="ct2017710416" text:id="ct2017710416">
            <text:insertion>
              <office:change-info>
                <dc:creator>Bob Jacobsen</dc:creator>
                <dc:date>2012-05-28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30T23:47:47.99">May 30, 2012</text:date></text:p>
            </table:table-cell>
            <table:table-cell table:style-name="Table1.C1" office:value-type="string">
              <text:p text:style-name="MP7"><text:change text:change-id="ct2093035648"/><text:change-start text:change-id="ct2017710416"/>Draft<text:change-end text:change-id="ct2017710416"/></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30T23:47:47.99">5/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6</meta:editing-cycles>
    <meta:editing-duration>PT13H28M38S</meta:editing-duration>
    <meta:generator>OpenOffice.org/3.3$Unix OpenOffice.org_project/330m20$Build-9567</meta:generator>
    <dc:date>2012-05-30T23:47:47</dc:date>
    <dc:creator>Bob Jacobsen</dc:creator>
    <meta:keyword>Common Information</meta:keyword>
    <meta:document-statistic meta:table-count="2" meta:image-count="1" meta:object-count="0" meta:page-count="4" meta:paragraph-count="100" meta:word-count="1404" meta:character-count="8465"/>
    <meta:user-defined meta:name="Info 1"/>
    <meta:user-defined meta:name="Info 2"/>
    <meta:user-defined meta:name="Info 3"/>
    <meta:user-defined meta:name="Info 4"/>
  </office:meta>
</office:document-meta>
</file>